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2.1071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cell office:value-type="string" calcext:value-type="string">
            <text:p>shopify_variant_id</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6484209328460" calcext:value-type="float">
            <text:p>5648420932846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4047052" calcext:value-type="float">
            <text:p>56484214047052</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5292236" calcext:value-type="float">
            <text:p>56484215292236</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5876300" calcext:value-type="float">
            <text:p>56484225876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072908" calcext:value-type="float">
            <text:p>56484226072908</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26302284" calcext:value-type="float">
            <text:p>56484226302284</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466124" calcext:value-type="float">
            <text:p>56484226466124</text:p>
          </table:table-cell>
        </table:table-row>
        <table:table-row table:style-name="ro1">
          <table:table-cell office:value-type="string" calcext:value-type="string">
            <text:p>v8</text:p>
          </table:table-cell>
          <table:table-cell office:value-type="string" calcext:value-type="string">
            <text:p>Бусы</text:p>
          </table:table-cell>
          <table:table-cell office:value-type="string" calcext:value-type="string">
            <text:p>Collana</text:p>
          </table:table-cell>
          <table:table-cell office:value-type="string" calcext:value-type="string">
            <text:p>Collier</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Collana.1.jpg</text:p>
          </table:table-cell>
          <table:table-cell office:value-type="string" calcext:value-type="string">
            <text:p>Collana.2.jpg</text:p>
          </table:table-cell>
          <table:table-cell office:value-type="string" calcext:value-type="string">
            <text:p>Collana.3.jpg</text:p>
          </table:table-cell>
          <table:table-cell office:value-type="string" calcext:value-type="string">
            <text:p>Collana.4.jpg</text:p>
          </table:table-cell>
          <table:table-cell office:value-type="string" calcext:value-type="string">
            <text:p>Collana.5.jpg</text:p>
          </table:table-cell>
          <table:table-cell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4227055948" calcext:value-type="float">
            <text:p>56484227055948</text:p>
          </table:table-cell>
        </table:table-row>
        <table:table-row table:style-name="ro1">
          <table:table-cell office:value-type="string" calcext:value-type="string">
            <text:p>v9</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string" calcext:value-type="string">
            <text:p>-</text:p>
          </table:table-cell>
        </table:table-row>
        <table:table-row table:style-name="ro1">
          <table:table-cell office:value-type="string" calcext:value-type="string">
            <text:p>v10</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2</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3</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 style:data-style-name="N2" text:time-value="10:31:16.9097456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4T00:53:23.271789695</dc:date>
    <meta:editing-duration>P1DT20H22M59S</meta:editing-duration>
    <meta:editing-cycles>58</meta:editing-cycles>
    <meta:generator>LibreOffice/24.8.0.3$MacOSX_X86_64 LibreOffice_project/0bdf1299c94fe897b119f97f3c613e9dca6be583</meta:generator>
    <meta:document-statistic meta:table-count="1" meta:cell-count="434" meta:object-count="0"/>
  </office:meta>
</office:document-meta>
</file>